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Footer">
      <style:text-properties officeooo:rsid="001a730c" officeooo:paragraph-rsid="001a730c"/>
    </style:style>
    <style:style style:name="P3" style:family="paragraph" style:parent-style-name="Heading_20_1">
      <style:paragraph-properties fo:text-align="center" style:justify-single-word="false"/>
      <style:text-properties style:font-name="Arial" fo:font-size="16.1000003814697pt" fo:font-weight="bold" officeooo:rsid="00198d04" officeooo:paragraph-rsid="00198d04" style:font-name-asian="DejaVu Sans" style:font-size-asian="16.1000003814697pt" style:font-weight-asian="bold" style:font-name-complex="FreeSans" style:font-size-complex="16.1000003814697pt" style:font-weight-complex="bold"/>
    </style:style>
    <style:style style:name="P4" style:family="paragraph" style:parent-style-name="Standard" style:list-style-name="L1">
      <style:text-properties officeooo:paragraph-rsid="00198d04"/>
    </style:style>
    <style:style style:name="P5" style:family="paragraph" style:parent-style-name="Standard" style:list-style-name="L1">
      <style:text-properties fo:font-style="normal" officeooo:rsid="001a730c" officeooo:paragraph-rsid="001a730c" style:font-style-asian="normal" style:font-style-complex="normal"/>
    </style:style>
    <style:style style:name="P6" style:family="paragraph" style:parent-style-name="Standard">
      <style:paragraph-properties fo:text-align="end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98d04" style:font-style-asian="italic" style:font-style-complex="italic"/>
    </style:style>
    <style:style style:name="T3" style:family="text">
      <style:text-properties fo:font-style="italic" officeooo:rsid="001a730c" style:font-style-asian="italic" style:font-style-complex="italic"/>
    </style:style>
    <style:style style:name="T4" style:family="text">
      <style:text-properties fo:font-style="normal" officeooo:rsid="00198d04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Prawdziwa historia Pawła</text:h>
      <text:p text:style-name="Standard">Pewnego dnia jakiś znajomy zatrzymał mnie i powiedział ze złością w głosie:</text:p>
      <text:list xml:id="list3318498562" text:style-name="L1">
        <text:list-item>
          <text:p text:style-name="P4"><text:span text:style-name="T4">Jeszcze, gdy chodziłem do podstawówki, to był tam taki Paweł. Ja jechałem na rowerze i go spotkałem. Potem jeszcze pojechałem do sklepu do Biedronki na lody. I po drodze do domu wtedy jeszcze i już do domu pojechałem.</text:span></text:p>
        </text:list-item>
        <text:list-item>
          <text:p text:style-name="P5">Yyy rozumiem. - Odpowiedziałem zdezorientowany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2">Krystian</text:span><text:span text:style-name="T1"> </text:span><text:span text:style-name="T2">Osmela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a730c" officeooo:paragraph-rsid="001a730c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spiracja: https://youtu.be/XU14gfH0LE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bert </meta:initial-creator>
    <meta:creation-date>2012-04-03T09:54:47</meta:creation-date>
    <dc:date>2020-12-03T15:54:32.446489042</dc:date>
    <meta:editing-duration>PT16M18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6" meta:word-count="64" meta:character-count="421" meta:non-whitespace-character-count="365"/>
  </office:meta>
</office:document-meta>
</file>